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1pt" fo:font-weight="bold" officeooo:rsid="0000f243" officeooo:paragraph-rsid="0000f243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style:font-size-asian="10pt" style:font-weight-asian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style:font-name="Monospace" fo:font-size="10pt" style:font-size-asian="10pt"/>
    </style:style>
    <style:style style:name="P7" style:family="paragraph" style:parent-style-name="Standard">
      <style:text-properties fo:color="#000000"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background-color="#d4d4d4" loext:char-shading-value="0" style:font-size-asian="10pt"/>
    </style:style>
    <style:style style:name="T3" style:family="text">
      <style:text-properties fo:color="#000000" style:font-name="Monospace" fo:font-size="10pt" fo:background-color="#f0d8a8" loext:char-shading-value="0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00c87d" style:font-name="Monospace" fo:font-size="10pt" style:font-size-asian="10pt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5032" style:font-name="Monospace" fo:font-size="10pt" style:font-size-asian="10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642880" style:font-name="Monospace"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tab/><text:tab/><text:tab/><text:tab/> <text:s text:c="2"/>ASSIGNMENT NO:12</text:p>
      <text:p text:style-name="P3"/>
      <text:p text:style-name="P3"/>
      <text:p text:style-name="P3"/>
      <text:p text:style-name="P3">INPUT:</text:p>
      <text:p text:style-name="P4"/>
      <text:p text:style-name="P1"><text:span text:style-name="T6">#include</text:span><text:span text:style-name="T7">&lt;iostream&gt;</text:span></text:p>
      <text:p text:style-name="P1"><text:span text:style-name="T6">#include</text:span><text:span text:style-name="T7">&lt;fstream&gt;</text:span></text:p>
      <text:p text:style-name="P1"><text:span text:style-name="T6">#include</text:span><text:span text:style-name="T7">&lt;stdio.h&gt;</text:span></text:p>
      <text:p text:style-name="P2"/>
      <text:p text:style-name="P1"><text:span text:style-name="T6">using</text:span><text:span text:style-name="T1"> </text:span><text:span text:style-name="T6">namespace</text:span><text:span text:style-name="T1"> std;</text:span></text:p>
      <text:p text:style-name="P2"/>
      <text:p text:style-name="P1"><text:span text:style-name="T6">class</text:span><text:span text:style-name="T1"> </text:span><text:span text:style-name="T9">Employee</text:span><text:span text:style-name="T1">{</text:span></text:p>
      <text:p text:style-name="P1"><text:span text:style-name="T1"><text:s text:c="4"/></text:span><text:span text:style-name="T6">private</text:span><text:span text:style-name="T1">:</text:span></text:p>
      <text:p text:style-name="P1"><text:span text:style-name="T1"><text:s text:c="8"/></text:span><text:span text:style-name="T6">int</text:span><text:span text:style-name="T1"> </text:span><text:span text:style-name="T10">code</text:span><text:span text:style-name="T1">;</text:span></text:p>
      <text:p text:style-name="P1"><text:span text:style-name="T1"><text:s text:c="8"/></text:span><text:span text:style-name="T6">char</text:span><text:span text:style-name="T1"> </text:span><text:span text:style-name="T10">name</text:span><text:span text:style-name="T1">[20];</text:span></text:p>
      <text:p text:style-name="P1"><text:span text:style-name="T1"><text:s text:c="8"/></text:span><text:span text:style-name="T6">float</text:span><text:span text:style-name="T1"> </text:span><text:span text:style-name="T10">salary</text:span><text:span text:style-name="T1">;</text:span></text:p>
      <text:p text:style-name="P1"><text:span text:style-name="T1"><text:s text:c="8"/></text:span><text:span text:style-name="T6">char</text:span><text:span text:style-name="T1"> </text:span><text:span text:style-name="T10">designation</text:span><text:span text:style-name="T1">[20];</text:span></text:p>
      <text:p text:style-name="P2"/>
      <text:p text:style-name="P1"><text:span text:style-name="T1"><text:s text:c="4"/></text:span><text:span text:style-name="T6">public</text:span><text:span text:style-name="T1">:</text:span></text:p>
      <text:p text:style-name="P1"><text:span text:style-name="T1"><text:s text:c="8"/></text:span><text:span text:style-name="T6">void</text:span><text:span text:style-name="T1"> </text:span><text:span text:style-name="T4">read</text:span><text:span text:style-name="T1">();</text:span></text:p>
      <text:p text:style-name="P1"><text:span text:style-name="T1"><text:s text:c="8"/></text:span><text:span text:style-name="T6">void</text:span><text:span text:style-name="T1"> </text:span><text:span text:style-name="T4">display</text:span><text:span text:style-name="T1">();</text:span></text:p>
      <text:p text:style-name="P1"><text:span text:style-name="T1"><text:s text:c="8"/></text:span><text:span text:style-name="T6">int</text:span><text:span text:style-name="T1"> </text:span><text:span text:style-name="T4">getEmpCode</text:span><text:span text:style-name="T1">() <text:s text:c="11"/>{ </text:span><text:span text:style-name="T6">return</text:span><text:span text:style-name="T1"> </text:span><text:span text:style-name="T10">code</text:span><text:span text:style-name="T1">;}</text:span></text:p>
      <text:p text:style-name="P1"><text:span text:style-name="T1"><text:s text:c="8"/></text:span><text:span text:style-name="T6">int</text:span><text:span text:style-name="T1"> </text:span><text:span text:style-name="T4">getSalary</text:span><text:span text:style-name="T1">() <text:s text:c="12"/>{ </text:span><text:span text:style-name="T6">return</text:span><text:span text:style-name="T1"> </text:span><text:span text:style-name="T10">salary</text:span><text:span text:style-name="T1">;}</text:span></text:p>
      <text:p text:style-name="P1"><text:span text:style-name="T1"><text:s text:c="8"/></text:span><text:span text:style-name="T6">void</text:span><text:span text:style-name="T1"> </text:span><text:span text:style-name="T4">updateSalary</text:span><text:span text:style-name="T1">(</text:span><text:span text:style-name="T6">float</text:span><text:span text:style-name="T1"> s) <text:s/>{ </text:span><text:span text:style-name="T10">salary</text:span><text:span text:style-name="T1">=s;}</text:span></text:p>
      <text:p text:style-name="P5">};</text:p>
      <text:p text:style-name="P2"/>
      <text:p text:style-name="P1"><text:span text:style-name="T6">void</text:span><text:span text:style-name="T1"> </text:span><text:span text:style-name="T4">Employee::read</text:span><text:span text:style-name="T1">(){</text:span></text:p>
      <text:p text:style-name="P1"><text:span text:style-name="T1"><text:s text:c="4"/>cout&lt;&lt;</text:span><text:span text:style-name="T7">"Enter employee code: "</text:span><text:span text:style-name="T1">;</text:span></text:p>
      <text:p text:style-name="P1"><text:span text:style-name="T1"><text:s text:c="4"/>cin&gt;&gt;</text:span><text:span text:style-name="T10">code</text:span><text:span text:style-name="T1">;</text:span></text:p>
      <text:p text:style-name="P1"><text:span text:style-name="T1"><text:s text:c="4"/>cout&lt;&lt;</text:span><text:span text:style-name="T7">"Enter name: "</text:span><text:span text:style-name="T1">;</text:span></text:p>
      <text:p text:style-name="P5"><text:s text:c="4"/>cin.ignore(1);</text:p>
      <text:p text:style-name="P1"><text:span text:style-name="T1"><text:s text:c="4"/>cin.getline(</text:span><text:span text:style-name="T10">name</text:span><text:span text:style-name="T1">,20);</text:span></text:p>
      <text:p text:style-name="P1"><text:span text:style-name="T1"><text:s text:c="4"/>cout&lt;&lt;</text:span><text:span text:style-name="T7">"Enter Designation: "</text:span><text:span text:style-name="T1">;</text:span></text:p>
      <text:p text:style-name="P1"><text:span text:style-name="T1"><text:s text:c="4"/>cin&gt;&gt;</text:span><text:span text:style-name="T10">designation</text:span><text:span text:style-name="T1">;</text:span></text:p>
      <text:p text:style-name="P1"><text:span text:style-name="T1"><text:s text:c="4"/>cout&lt;&lt;</text:span><text:span text:style-name="T7">"Enter salary: "</text:span><text:span text:style-name="T1">;</text:span></text:p>
      <text:p text:style-name="P1"><text:span text:style-name="T1"><text:s text:c="4"/>cin&gt;&gt;</text:span><text:span text:style-name="T10">salary</text:span><text:span text:style-name="T1">;</text:span></text:p>
      <text:p text:style-name="P2"/>
      <text:p text:style-name="P5">}</text:p>
      <text:p text:style-name="P2"/>
      <text:p text:style-name="P1"><text:span text:style-name="T6">void</text:span><text:span text:style-name="T1"> </text:span><text:span text:style-name="T4">Employee::display</text:span><text:span text:style-name="T1">()</text:span></text:p>
      <text:p text:style-name="P5">{</text:p>
      <text:p text:style-name="P1"><text:span text:style-name="T1"><text:s text:c="4"/>cout&lt;&lt;</text:span><text:span text:style-name="T10">code</text:span><text:span text:style-name="T1">&lt;&lt;</text:span><text:span text:style-name="T7">" "</text:span><text:span text:style-name="T1">&lt;&lt;</text:span><text:span text:style-name="T10">name</text:span><text:span text:style-name="T1">&lt;&lt;</text:span><text:span text:style-name="T7">"\t"</text:span><text:span text:style-name="T1">&lt;&lt;</text:span><text:span text:style-name="T10">salary</text:span><text:span text:style-name="T1">&lt;&lt;</text:span><text:span text:style-name="T12">endl</text:span><text:span text:style-name="T1">;</text:span></text:p>
      <text:p text:style-name="P5">}</text:p>
      <text:p text:style-name="P1"><text:span text:style-name="T9">fstream</text:span><text:span text:style-name="T1"> file;</text:span></text:p>
      <text:p text:style-name="P2"/>
      <text:p text:style-name="P2"/>
      <text:p text:style-name="P1"><text:span text:style-name="T6">void</text:span><text:span text:style-name="T1"> </text:span><text:span text:style-name="T4">deleteExistingFile</text:span><text:span text:style-name="T1">()</text:span></text:p>
      <text:p text:style-name="P5">{</text:p>
      <text:p text:style-name="P1"><text:span text:style-name="T1"><text:s text:c="4"/></text:span><text:span text:style-name="T12">remove</text:span><text:span text:style-name="T1">(</text:span><text:span text:style-name="T7">"EMPLOYEE.DAT"</text:span><text:span text:style-name="T1">);</text:span></text:p>
      <text:p text:style-name="P5">}</text:p>
      <text:p text:style-name="P2"/>
      <text:p text:style-name="P1"><text:span text:style-name="T6">void</text:span><text:span text:style-name="T1"> </text:span><text:span text:style-name="T4">appendToFille</text:span><text:span text:style-name="T1">(){</text:span></text:p>
      <text:p text:style-name="P1"><text:span text:style-name="T1"><text:s text:c="4"/></text:span><text:span text:style-name="T9">Employee</text:span><text:span text:style-name="T1"> <text:s text:c="3"/>x;</text:span></text:p>
      <text:p text:style-name="P2"/>
      <text:p text:style-name="P5"><text:s text:c="4"/>x.read();</text:p>
      <text:p text:style-name="P2"/>
      <text:p text:style-name="P1"><text:span text:style-name="T1"><text:s text:c="4"/>file.open(</text:span><text:span text:style-name="T7">"EMPLOYEE.DAT"</text:span><text:span text:style-name="T1">,</text:span><text:span text:style-name="T9">ios</text:span><text:span text:style-name="T1">::</text:span><text:span text:style-name="T11">binary</text:span><text:span text:style-name="T1">|</text:span><text:span text:style-name="T9">ios</text:span><text:span text:style-name="T1">::</text:span><text:span text:style-name="T11">app</text:span><text:span text:style-name="T1">);</text:span></text:p>
      <text:p text:style-name="P1"><text:span text:style-name="T1"><text:s text:c="4"/></text:span><text:span text:style-name="T6">if</text:span><text:span text:style-name="T1">(!file){</text:span></text:p>
      <text:p text:style-name="P1"><text:span text:style-name="T1"><text:s text:c="8"/>cout&lt;&lt;</text:span><text:span text:style-name="T7">"ERROR IN CREATING FILE\n"</text:span><text:span text:style-name="T1">;</text:span></text:p>
      <text:p text:style-name="P1"><text:soft-page-break/><text:span text:style-name="T1"><text:s text:c="8"/></text:span><text:span text:style-name="T6">return</text:span><text:span text:style-name="T1">;</text:span></text:p>
      <text:p text:style-name="P5"><text:s text:c="4"/>}</text:p>
      <text:p text:style-name="P1"><text:span text:style-name="T1"><text:s text:c="4"/>file.write((</text:span><text:span text:style-name="T6">char</text:span><text:span text:style-name="T1">*)&amp;x,</text:span><text:span text:style-name="T6">sizeof</text:span><text:span text:style-name="T1">(x));</text:span></text:p>
      <text:p text:style-name="P5"><text:s text:c="4"/>file.close();</text:p>
      <text:p text:style-name="P1"><text:span text:style-name="T1"><text:s text:c="4"/>cout&lt;&lt;</text:span><text:span text:style-name="T7">"Record added </text:span><text:span text:style-name="T8">sucessfully</text:span><text:span text:style-name="T7">.\n"</text:span><text:span text:style-name="T1">;</text:span></text:p>
      <text:p text:style-name="P5">}</text:p>
      <text:p text:style-name="P2"/>
      <text:p text:style-name="P1"><text:span text:style-name="T6">void</text:span><text:span text:style-name="T1"> </text:span><text:span text:style-name="T4">displayAll</text:span><text:span text:style-name="T1">(){</text:span></text:p>
      <text:p text:style-name="P1"><text:span text:style-name="T1"><text:s text:c="4"/></text:span><text:span text:style-name="T9">Employee</text:span><text:span text:style-name="T1"> <text:s text:c="3"/>x;</text:span></text:p>
      <text:p text:style-name="P2"/>
      <text:p text:style-name="P1"><text:span text:style-name="T1"><text:s text:c="4"/>file.open(</text:span><text:span text:style-name="T7">"EMPLOYEE.DAT"</text:span><text:span text:style-name="T1">,</text:span><text:span text:style-name="T9">ios</text:span><text:span text:style-name="T1">::</text:span><text:span text:style-name="T11">binary</text:span><text:span text:style-name="T1">|</text:span><text:span text:style-name="T9">ios</text:span><text:span text:style-name="T1">::</text:span><text:span text:style-name="T11">in</text:span><text:span text:style-name="T1">);</text:span></text:p>
      <text:p text:style-name="P1"><text:span text:style-name="T1"><text:s text:c="4"/></text:span><text:span text:style-name="T6">if</text:span><text:span text:style-name="T1">(!file){</text:span></text:p>
      <text:p text:style-name="P1"><text:span text:style-name="T1"><text:s text:c="8"/>cout&lt;&lt;</text:span><text:span text:style-name="T7">"ERROR IN OPENING FILE \n"</text:span><text:span text:style-name="T1">;</text:span></text:p>
      <text:p text:style-name="P1"><text:span text:style-name="T1"><text:s text:c="8"/></text:span><text:span text:style-name="T6">return</text:span><text:span text:style-name="T1">;</text:span></text:p>
      <text:p text:style-name="P5"><text:s text:c="4"/>}</text:p>
      <text:p text:style-name="P1"><text:span text:style-name="T1"><text:s text:c="4"/></text:span><text:span text:style-name="T6">while</text:span><text:span text:style-name="T1">(file){</text:span></text:p>
      <text:p text:style-name="P1"><text:span text:style-name="T1"><text:s text:c="4"/></text:span><text:span text:style-name="T6">if</text:span><text:span text:style-name="T1">(file.read((</text:span><text:span text:style-name="T6">char</text:span><text:span text:style-name="T1">*)&amp;x,</text:span><text:span text:style-name="T6">sizeof</text:span><text:span text:style-name="T1">(x)))</text:span></text:p>
      <text:p text:style-name="P5"><text:s text:c="12"/>x.display();</text:p>
      <text:p text:style-name="P5"><text:s text:c="4"/>}</text:p>
      <text:p text:style-name="P5"><text:s text:c="2"/>file.close();</text:p>
      <text:p text:style-name="P5">}</text:p>
      <text:p text:style-name="P2"/>
      <text:p text:style-name="P1"><text:span text:style-name="T6">void</text:span><text:span text:style-name="T1"> </text:span><text:span text:style-name="T4">searchForRecord</text:span><text:span text:style-name="T1">(){</text:span></text:p>
      <text:p text:style-name="P1"><text:span text:style-name="T1"><text:s text:c="4"/></text:span><text:span text:style-name="T9">Employee</text:span><text:span text:style-name="T1"> <text:s text:c="3"/>x;</text:span></text:p>
      <text:p text:style-name="P1"><text:span text:style-name="T1"><text:s text:c="4"/></text:span><text:span text:style-name="T6">int</text:span><text:span text:style-name="T1"> c;</text:span></text:p>
      <text:p text:style-name="P1"><text:span text:style-name="T1"><text:s text:c="4"/></text:span><text:span text:style-name="T6">int</text:span><text:span text:style-name="T1"> isFound=0;</text:span></text:p>
      <text:p text:style-name="P2"/>
      <text:p text:style-name="P1"><text:span text:style-name="T1"><text:s text:c="4"/>cout&lt;&lt;</text:span><text:span text:style-name="T7">"Enter employee code: "</text:span><text:span text:style-name="T1">;</text:span></text:p>
      <text:p text:style-name="P5"><text:s text:c="4"/>cin&gt;&gt;c;</text:p>
      <text:p text:style-name="P2"/>
      <text:p text:style-name="P2"/>
      <text:p text:style-name="P1"><text:span text:style-name="T1"><text:s text:c="4"/>file.open(</text:span><text:span text:style-name="T7">"EMPLOYEE.DAT"</text:span><text:span text:style-name="T1">,</text:span><text:span text:style-name="T9">ios</text:span><text:span text:style-name="T1">::</text:span><text:span text:style-name="T11">binary</text:span><text:span text:style-name="T1">|</text:span><text:span text:style-name="T9">ios</text:span><text:span text:style-name="T1">::</text:span><text:span text:style-name="T11">in</text:span><text:span text:style-name="T1">);</text:span></text:p>
      <text:p text:style-name="P1"><text:span text:style-name="T1"><text:s text:c="4"/></text:span><text:span text:style-name="T6">if</text:span><text:span text:style-name="T1">(!file){</text:span></text:p>
      <text:p text:style-name="P1"><text:span text:style-name="T1"><text:s text:c="8"/>cout&lt;&lt;</text:span><text:span text:style-name="T7">"ERROR IN OPENING FILE \n"</text:span><text:span text:style-name="T1">;</text:span></text:p>
      <text:p text:style-name="P1"><text:span text:style-name="T1"><text:s text:c="8"/></text:span><text:span text:style-name="T6">return</text:span><text:span text:style-name="T1">;</text:span></text:p>
      <text:p text:style-name="P5"><text:s text:c="4"/>}</text:p>
      <text:p text:style-name="P1"><text:span text:style-name="T1"><text:s text:c="4"/></text:span><text:span text:style-name="T6">while</text:span><text:span text:style-name="T1">(file){</text:span></text:p>
      <text:p text:style-name="P1"><text:span text:style-name="T1"><text:s text:c="8"/></text:span><text:span text:style-name="T6">if</text:span><text:span text:style-name="T1">(file.read((</text:span><text:span text:style-name="T6">char</text:span><text:span text:style-name="T1">*)&amp;x,</text:span><text:span text:style-name="T6">sizeof</text:span><text:span text:style-name="T1">(x))){</text:span></text:p>
      <text:p text:style-name="P1"><text:span text:style-name="T1"><text:s text:c="12"/></text:span><text:span text:style-name="T6">if</text:span><text:span text:style-name="T1">(x.getEmpCode()==c){</text:span></text:p>
      <text:p text:style-name="P1"><text:span text:style-name="T1"><text:s text:c="16"/>cout&lt;&lt;</text:span><text:span text:style-name="T7">"RECORD FOUND\n"</text:span><text:span text:style-name="T1">;</text:span></text:p>
      <text:p text:style-name="P5"><text:s text:c="16"/>x.display();</text:p>
      <text:p text:style-name="P5"><text:s text:c="16"/>isFound=1;</text:p>
      <text:p text:style-name="P1"><text:span text:style-name="T1"><text:s text:c="16"/></text:span><text:span text:style-name="T6">break</text:span><text:span text:style-name="T1">;</text:span></text:p>
      <text:p text:style-name="P5"><text:s text:c="12"/>}</text:p>
      <text:p text:style-name="P5"><text:s text:c="8"/>}</text:p>
      <text:p text:style-name="P5"><text:s text:c="4"/>}</text:p>
      <text:p text:style-name="P1"><text:span text:style-name="T1"><text:s text:c="4"/></text:span><text:span text:style-name="T6">if</text:span><text:span text:style-name="T1">(isFound==0){</text:span></text:p>
      <text:p text:style-name="P1"><text:span text:style-name="T1"><text:s text:c="8"/>cout&lt;&lt;</text:span><text:span text:style-name="T7">"Record not found!!!\n"</text:span><text:span text:style-name="T1">;</text:span></text:p>
      <text:p text:style-name="P5"><text:s text:c="4"/>}</text:p>
      <text:p text:style-name="P5"><text:s text:c="4"/>file.close();</text:p>
      <text:p text:style-name="P5">}</text:p>
      <text:p text:style-name="P2"/>
      <text:p text:style-name="P1"><text:span text:style-name="T6">void</text:span><text:span text:style-name="T1"> </text:span><text:span text:style-name="T4">increaseSalary</text:span><text:span text:style-name="T1">(){</text:span></text:p>
      <text:p text:style-name="P1"><text:span text:style-name="T1"><text:s text:c="4"/></text:span><text:span text:style-name="T9">Employee</text:span><text:span text:style-name="T1"> <text:s text:c="3"/>x;</text:span></text:p>
      <text:p text:style-name="P1"><text:span text:style-name="T1"><text:s text:c="4"/></text:span><text:span text:style-name="T6">int</text:span><text:span text:style-name="T1"> c;</text:span></text:p>
      <text:p text:style-name="P1"><text:span text:style-name="T1"><text:s text:c="4"/></text:span><text:span text:style-name="T6">int</text:span><text:span text:style-name="T1"> isFound=0;</text:span></text:p>
      <text:p text:style-name="P1"><text:span text:style-name="T1"><text:s text:c="4"/></text:span><text:span text:style-name="T6">float</text:span><text:span text:style-name="T1"> sal;</text:span></text:p>
      <text:p text:style-name="P2"/>
      <text:p text:style-name="P1"><text:span text:style-name="T1"><text:s text:c="4"/>cout&lt;&lt;</text:span><text:span text:style-name="T7">"enter employee code \n"</text:span><text:span text:style-name="T1">;</text:span></text:p>
      <text:p text:style-name="P5"><text:s text:c="4"/>cin&gt;&gt;c;</text:p>
      <text:p text:style-name="P2"/>
      <text:p text:style-name="P2"/>
      <text:p text:style-name="P1"><text:soft-page-break/><text:span text:style-name="T1"><text:s text:c="4"/>file.open(</text:span><text:span text:style-name="T7">"EMPLOYEE.DAT"</text:span><text:span text:style-name="T1">,</text:span><text:span text:style-name="T9">ios</text:span><text:span text:style-name="T1">::</text:span><text:span text:style-name="T11">binary</text:span><text:span text:style-name="T1">|</text:span><text:span text:style-name="T9">ios</text:span><text:span text:style-name="T1">::</text:span><text:span text:style-name="T11">in</text:span><text:span text:style-name="T1">);</text:span></text:p>
      <text:p text:style-name="P1"><text:span text:style-name="T1"><text:s text:c="4"/></text:span><text:span text:style-name="T6">if</text:span><text:span text:style-name="T1">(!file){</text:span></text:p>
      <text:p text:style-name="P1"><text:span text:style-name="T1"><text:s text:c="8"/>cout&lt;&lt;</text:span><text:span text:style-name="T7">"ERROR IN OPENING FILE \n"</text:span><text:span text:style-name="T1">;</text:span></text:p>
      <text:p text:style-name="P1"><text:span text:style-name="T1"><text:s text:c="8"/></text:span><text:span text:style-name="T6">return</text:span><text:span text:style-name="T1">;</text:span></text:p>
      <text:p text:style-name="P5"><text:s text:c="4"/>}</text:p>
      <text:p text:style-name="P1"><text:span text:style-name="T1"><text:s text:c="4"/></text:span><text:span text:style-name="T6">while</text:span><text:span text:style-name="T1">(file){</text:span></text:p>
      <text:p text:style-name="P1"><text:span text:style-name="T1"><text:s text:c="8"/></text:span><text:span text:style-name="T6">if</text:span><text:span text:style-name="T1">(file.read((</text:span><text:span text:style-name="T6">char</text:span><text:span text:style-name="T1">*)&amp;x,</text:span><text:span text:style-name="T6">sizeof</text:span><text:span text:style-name="T1">(x))){</text:span></text:p>
      <text:p text:style-name="P1"><text:span text:style-name="T1"><text:s text:c="12"/></text:span><text:span text:style-name="T6">if</text:span><text:span text:style-name="T1">(x.getEmpCode()==c){</text:span></text:p>
      <text:p text:style-name="P1"><text:span text:style-name="T1"><text:s text:c="16"/>cout&lt;&lt;</text:span><text:span text:style-name="T7">"Salary hike? "</text:span><text:span text:style-name="T1">;</text:span></text:p>
      <text:p text:style-name="P5"><text:s text:c="16"/>cin&gt;&gt;sal;</text:p>
      <text:p text:style-name="P5"><text:s text:c="16"/>x.updateSalary(x.getSalary()+sal);</text:p>
      <text:p text:style-name="P5"><text:s text:c="16"/>isFound=1;</text:p>
      <text:p text:style-name="P1"><text:span text:style-name="T1"><text:s text:c="16"/></text:span><text:span text:style-name="T6">break</text:span><text:span text:style-name="T1">;</text:span></text:p>
      <text:p text:style-name="P5"><text:s text:c="12"/>}</text:p>
      <text:p text:style-name="P5"><text:s text:c="8"/>}</text:p>
      <text:p text:style-name="P5"><text:s text:c="4"/>}</text:p>
      <text:p text:style-name="P1"><text:span text:style-name="T1"><text:s text:c="4"/></text:span><text:span text:style-name="T6">if</text:span><text:span text:style-name="T1">(isFound==0){</text:span></text:p>
      <text:p text:style-name="P1"><text:span text:style-name="T1"><text:s text:c="8"/>cout&lt;&lt;</text:span><text:span text:style-name="T7">"Record not found!!!\n"</text:span><text:span text:style-name="T1">;</text:span></text:p>
      <text:p text:style-name="P5"><text:s text:c="4"/>}</text:p>
      <text:p text:style-name="P5"><text:s text:c="4"/>file.close();</text:p>
      <text:p text:style-name="P1"><text:span text:style-name="T1"><text:s text:c="4"/>cout&lt;&lt;</text:span><text:span text:style-name="T7">"Salary updated successfully."</text:span><text:span text:style-name="T1">&lt;&lt;</text:span><text:span text:style-name="T12">endl</text:span><text:span text:style-name="T1">;</text:span></text:p>
      <text:p text:style-name="P5">}</text:p>
      <text:p text:style-name="P2"/>
      <text:p text:style-name="P1"><text:span text:style-name="T6">void</text:span><text:span text:style-name="T1"> </text:span><text:span text:style-name="T4">insertRecord</text:span><text:span text:style-name="T1">(){</text:span></text:p>
      <text:p text:style-name="P1"><text:span text:style-name="T1"><text:s text:c="4"/></text:span><text:span text:style-name="T9">Employee</text:span><text:span text:style-name="T1"> <text:s text:c="3"/>x;</text:span></text:p>
      <text:p text:style-name="P1"><text:span text:style-name="T1"><text:s text:c="4"/></text:span><text:span text:style-name="T9">Employee</text:span><text:span text:style-name="T1"> </text:span><text:span text:style-name="T2">newEmp</text:span><text:span text:style-name="T1">;</text:span></text:p>
      <text:p text:style-name="P2"/>
      <text:p text:style-name="P1"><text:span text:style-name="T1"><text:s text:c="4"/></text:span><text:span text:style-name="T3">newEmp</text:span><text:span text:style-name="T1">.read();</text:span></text:p>
      <text:p text:style-name="P2"/>
      <text:p text:style-name="P1"><text:span text:style-name="T1"><text:s text:c="4"/></text:span><text:span text:style-name="T9">fstream</text:span><text:span text:style-name="T1"> fin;</text:span></text:p>
      <text:p text:style-name="P1"><text:span text:style-name="T1"><text:s text:c="4"/>file.open(</text:span><text:span text:style-name="T7">"EMPLOYEE.DAT"</text:span><text:span text:style-name="T1">,</text:span><text:span text:style-name="T9">ios</text:span><text:span text:style-name="T1">::</text:span><text:span text:style-name="T11">binary</text:span><text:span text:style-name="T1">|</text:span><text:span text:style-name="T9">ios</text:span><text:span text:style-name="T1">::</text:span><text:span text:style-name="T11">in</text:span><text:span text:style-name="T1">);</text:span></text:p>
      <text:p text:style-name="P1"><text:span text:style-name="T1"><text:s text:c="4"/>fin.open(</text:span><text:span text:style-name="T7">"TEMP.DAT"</text:span><text:span text:style-name="T1">,</text:span><text:span text:style-name="T9">ios</text:span><text:span text:style-name="T1">::</text:span><text:span text:style-name="T11">binary</text:span><text:span text:style-name="T1">|</text:span><text:span text:style-name="T9">ios</text:span><text:span text:style-name="T1">::</text:span><text:span text:style-name="T11">out</text:span><text:span text:style-name="T1">);</text:span></text:p>
      <text:p text:style-name="P2"/>
      <text:p text:style-name="P1"><text:span text:style-name="T1"><text:s text:c="4"/></text:span><text:span text:style-name="T6">if</text:span><text:span text:style-name="T1">(!file){</text:span></text:p>
      <text:p text:style-name="P1"><text:span text:style-name="T1"><text:s text:c="8"/>cout&lt;&lt;</text:span><text:span text:style-name="T7">"Error in opening EMPLOYEE.DAT file!!!\n"</text:span><text:span text:style-name="T1">;</text:span></text:p>
      <text:p text:style-name="P1"><text:span text:style-name="T1"><text:s text:c="8"/></text:span><text:span text:style-name="T6">return</text:span><text:span text:style-name="T1">;</text:span></text:p>
      <text:p text:style-name="P5"><text:s text:c="4"/>}</text:p>
      <text:p text:style-name="P1"><text:span text:style-name="T1"><text:s text:c="4"/></text:span><text:span text:style-name="T6">if</text:span><text:span text:style-name="T1">(!fin){</text:span></text:p>
      <text:p text:style-name="P1"><text:span text:style-name="T1"><text:s text:c="8"/>cout&lt;&lt;</text:span><text:span text:style-name="T7">"Error in opening TEMP.DAT file!!!\n"</text:span><text:span text:style-name="T1">;</text:span></text:p>
      <text:p text:style-name="P1"><text:span text:style-name="T1"><text:s text:c="8"/></text:span><text:span text:style-name="T6">return</text:span><text:span text:style-name="T1">;</text:span></text:p>
      <text:p text:style-name="P5"><text:s text:c="4"/>}</text:p>
      <text:p text:style-name="P1"><text:span text:style-name="T1"><text:s text:c="4"/></text:span><text:span text:style-name="T6">while</text:span><text:span text:style-name="T1">(file){</text:span></text:p>
      <text:p text:style-name="P1"><text:span text:style-name="T1"><text:s text:c="8"/></text:span><text:span text:style-name="T6">if</text:span><text:span text:style-name="T1">(file.read((</text:span><text:span text:style-name="T6">char</text:span><text:span text:style-name="T1">*)&amp;x,</text:span><text:span text:style-name="T6">sizeof</text:span><text:span text:style-name="T1">(x))){</text:span></text:p>
      <text:p text:style-name="P1"><text:span text:style-name="T1"><text:s text:c="12"/></text:span><text:span text:style-name="T6">if</text:span><text:span text:style-name="T1">(x.getEmpCode()&gt;</text:span><text:span text:style-name="T3">newEmp</text:span><text:span text:style-name="T1">.getEmpCode()){</text:span></text:p>
      <text:p text:style-name="P1"><text:span text:style-name="T1"><text:s text:c="16"/>fin.write((</text:span><text:span text:style-name="T6">char</text:span><text:span text:style-name="T1">*)&amp;</text:span><text:span text:style-name="T2">newEmp</text:span><text:span text:style-name="T1">, </text:span><text:span text:style-name="T6">sizeof</text:span><text:span text:style-name="T1">(</text:span><text:span text:style-name="T2">newEmp</text:span><text:span text:style-name="T1">));</text:span></text:p>
      <text:p text:style-name="P5"><text:s text:c="12"/>}</text:p>
      <text:p text:style-name="P1"><text:span text:style-name="T1"><text:s text:c="12"/>fin.write((</text:span><text:span text:style-name="T6">char</text:span><text:span text:style-name="T1">*)&amp;x, </text:span><text:span text:style-name="T6">sizeof</text:span><text:span text:style-name="T1">(x));</text:span></text:p>
      <text:p text:style-name="P5"><text:s text:c="8"/>}</text:p>
      <text:p text:style-name="P5"><text:s text:c="4"/>}</text:p>
      <text:p text:style-name="P2"/>
      <text:p text:style-name="P5"><text:s text:c="4"/>fin.close();</text:p>
      <text:p text:style-name="P5"><text:s text:c="4"/>file.close();</text:p>
      <text:p text:style-name="P2"/>
      <text:p text:style-name="P1"><text:span text:style-name="T1"><text:s text:c="4"/></text:span><text:span text:style-name="T12">rename</text:span><text:span text:style-name="T1">(</text:span><text:span text:style-name="T7">"TEMP.DAT"</text:span><text:span text:style-name="T1">,</text:span><text:span text:style-name="T7">"EMPLOYEE.DAT"</text:span><text:span text:style-name="T1">);</text:span></text:p>
      <text:p text:style-name="P1"><text:span text:style-name="T1"><text:s text:c="4"/></text:span><text:span text:style-name="T12">remove</text:span><text:span text:style-name="T1">(</text:span><text:span text:style-name="T7">"TEMP.DAT"</text:span><text:span text:style-name="T1">);</text:span></text:p>
      <text:p text:style-name="P1"><text:span text:style-name="T1"><text:s text:c="4"/>cout&lt;&lt;</text:span><text:span text:style-name="T7">"Record inserted successfully."</text:span><text:span text:style-name="T1">&lt;&lt;</text:span><text:span text:style-name="T12">endl</text:span><text:span text:style-name="T1">;</text:span></text:p>
      <text:p text:style-name="P5">}</text:p>
      <text:p text:style-name="P2"/>
      <text:p text:style-name="P1"><text:span text:style-name="T6">int</text:span><text:span text:style-name="T1"> </text:span><text:span text:style-name="T4">main</text:span><text:span text:style-name="T1">()</text:span></text:p>
      <text:p text:style-name="P5">{</text:p>
      <text:p text:style-name="P1"><text:span text:style-name="T1"><text:s text:c="5"/></text:span><text:span text:style-name="T6">char</text:span><text:span text:style-name="T1"> ch;</text:span></text:p>
      <text:p text:style-name="P2"/>
      <text:p text:style-name="P5"><text:soft-page-break/><text:s text:c="5"/>deleteExistingFile();</text:p>
      <text:p text:style-name="P2"/>
      <text:p text:style-name="P1"><text:span text:style-name="T1"><text:s text:c="5"/></text:span><text:span text:style-name="T6">do</text:span><text:span text:style-name="T1">{</text:span></text:p>
      <text:p text:style-name="P1"><text:span text:style-name="T1"><text:s text:c="5"/></text:span><text:span text:style-name="T6">int</text:span><text:span text:style-name="T1"> n;</text:span></text:p>
      <text:p text:style-name="P2"/>
      <text:p text:style-name="P1"><text:span text:style-name="T1"><text:s text:c="5"/>cout&lt;&lt;</text:span><text:span text:style-name="T7">"ENTER CHOICE\n"</text:span><text:span text:style-name="T1">&lt;&lt;</text:span><text:span text:style-name="T7">"1.ADD AN EMPLOYEE\n"</text:span><text:span text:style-name="T1">&lt;&lt;</text:span><text:span text:style-name="T7">"2.DISPLAY\n"</text:span><text:span text:style-name="T1">&lt;&lt;</text:span><text:span text:style-name="T7">"3.SEARCH\n"</text:span><text:span text:style-name="T1">&lt;&lt;</text:span><text:span text:style-name="T7">"4.INCREASE SALARY\n"</text:span><text:span text:style-name="T1">&lt;&lt;</text:span><text:span text:style-name="T7">"5.INSERT RECORD\n"</text:span><text:span text:style-name="T1">;</text:span></text:p>
      <text:p text:style-name="P1"><text:span text:style-name="T1"><text:s text:c="5"/>cout&lt;&lt;</text:span><text:span text:style-name="T7">"Make a choice: "</text:span><text:span text:style-name="T1">;</text:span></text:p>
      <text:p text:style-name="P5"><text:s text:c="5"/>cin&gt;&gt;n;</text:p>
      <text:p text:style-name="P2"/>
      <text:p text:style-name="P1"><text:span text:style-name="T1"><text:s text:c="5"/></text:span><text:span text:style-name="T6">switch</text:span><text:span text:style-name="T1">(n){</text:span></text:p>
      <text:p text:style-name="P1"><text:span text:style-name="T1"><text:s text:c="10"/></text:span><text:span text:style-name="T6">case</text:span><text:span text:style-name="T1"> 1:</text:span></text:p>
      <text:p text:style-name="P5"><text:s text:c="12"/>appendToFille();</text:p>
      <text:p text:style-name="P1"><text:span text:style-name="T1"><text:s text:c="12"/></text:span><text:span text:style-name="T6">break</text:span><text:span text:style-name="T1">;</text:span></text:p>
      <text:p text:style-name="P1"><text:span text:style-name="T1"><text:s text:c="10"/></text:span><text:span text:style-name="T6">case</text:span><text:span text:style-name="T1"> 2 :</text:span></text:p>
      <text:p text:style-name="P5"><text:s text:c="12"/>displayAll();</text:p>
      <text:p text:style-name="P1"><text:span text:style-name="T1"><text:s text:c="12"/></text:span><text:span text:style-name="T6">break</text:span><text:span text:style-name="T1">;</text:span></text:p>
      <text:p text:style-name="P1"><text:span text:style-name="T1"><text:s text:c="10"/></text:span><text:span text:style-name="T6">case</text:span><text:span text:style-name="T1"> 3:</text:span></text:p>
      <text:p text:style-name="P5"><text:s text:c="12"/>searchForRecord();</text:p>
      <text:p text:style-name="P1"><text:span text:style-name="T1"><text:s text:c="12"/></text:span><text:span text:style-name="T6">break</text:span><text:span text:style-name="T1">;</text:span></text:p>
      <text:p text:style-name="P1"><text:span text:style-name="T1"><text:s text:c="8"/></text:span><text:span text:style-name="T6">case</text:span><text:span text:style-name="T1"> 4:</text:span></text:p>
      <text:p text:style-name="P5"><text:s text:c="12"/>increaseSalary();</text:p>
      <text:p text:style-name="P1"><text:span text:style-name="T1"><text:s text:c="12"/></text:span><text:span text:style-name="T6">break</text:span><text:span text:style-name="T1">;</text:span></text:p>
      <text:p text:style-name="P1"><text:span text:style-name="T1"><text:s text:c="8"/></text:span><text:span text:style-name="T6">case</text:span><text:span text:style-name="T1"> 5:</text:span></text:p>
      <text:p text:style-name="P5"><text:s text:c="12"/>insertRecord();</text:p>
      <text:p text:style-name="P1"><text:span text:style-name="T1"><text:s text:c="12"/></text:span><text:span text:style-name="T6">break</text:span><text:span text:style-name="T1">;</text:span></text:p>
      <text:p text:style-name="P2"/>
      <text:p text:style-name="P1"><text:span text:style-name="T1"><text:s text:c="10"/></text:span><text:span text:style-name="T6">default</text:span><text:span text:style-name="T1"> :</text:span></text:p>
      <text:p text:style-name="P1"><text:span text:style-name="T1"><text:s text:c="16"/>cout&lt;&lt;</text:span><text:span text:style-name="T7">"Invalid Choice\n"</text:span><text:span text:style-name="T1">;</text:span></text:p>
      <text:p text:style-name="P5"><text:s text:c="5"/>}</text:p>
      <text:p text:style-name="P2"/>
      <text:p text:style-name="P1"><text:span text:style-name="T1"><text:s text:c="5"/>cout&lt;&lt;</text:span><text:span text:style-name="T7">"Do you want to continue ? : "</text:span><text:span text:style-name="T1">;</text:span></text:p>
      <text:p text:style-name="P5"><text:s text:c="5"/>cin&gt;&gt;ch;</text:p>
      <text:p text:style-name="P2"/>
      <text:p text:style-name="P1"><text:span text:style-name="T1"><text:s text:c="5"/>}</text:span><text:span text:style-name="T6">while</text:span><text:span text:style-name="T1">(ch==</text:span><text:span text:style-name="T7">'Y'</text:span><text:span text:style-name="T1">||ch==</text:span><text:span text:style-name="T7">'y'</text:span><text:span text:style-name="T1">);</text:span></text:p>
      <text:p text:style-name="P2"/>
      <text:p text:style-name="P1"><text:span text:style-name="T1"><text:s text:c="4"/></text:span><text:span text:style-name="T6">return</text:span><text:span text:style-name="T1"> 0;</text:span></text:p>
      <text:p text:style-name="P5">}</text:p>
      <text:p text:style-name="P5"/>
      <text:p text:style-name="P5"/>
      <text:p text:style-name="P3">OUTPUT:</text:p>
      <text:p text:style-name="P5"/>
      <text:p text:style-name="P5">ENTER CHOICE</text:p>
      <text:p text:style-name="P5">1.ADD AN EMPLOYEE</text:p>
      <text:p text:style-name="P5">2.DISPLAY</text:p>
      <text:p text:style-name="P5">3.SEARCH</text:p>
      <text:p text:style-name="P5">4.INCREASE SALARY</text:p>
      <text:p text:style-name="P5">5.INSERT RECORD</text:p>
      <text:p text:style-name="P5">Make a choice: 1</text:p>
      <text:p text:style-name="P1"><text:span text:style-name="T1">Enter employee code: </text:span><text:span text:style-name="T5">233</text:span></text:p>
      <text:p text:style-name="P1"><text:span text:style-name="T1">Enter name: </text:span><text:span text:style-name="T5">Sakshi</text:span></text:p>
      <text:p text:style-name="P1"><text:span text:style-name="T1">Enter Designation: </text:span><text:span text:style-name="T5">B</text:span></text:p>
      <text:p text:style-name="P1"><text:span text:style-name="T1">Enter salary: </text:span><text:span text:style-name="T5">56000</text:span></text:p>
      <text:p text:style-name="P5">Record added sucessfully.</text:p>
      <text:p text:style-name="P5">Do you want to continue ? : y</text:p>
      <text:p text:style-name="P5">ENTER CHOICE</text:p>
      <text:p text:style-name="P5">1.ADD AN EMPLOYEE</text:p>
      <text:p text:style-name="P5">2.DISPLAY</text:p>
      <text:p text:style-name="P5">3.SEARCH</text:p>
      <text:p text:style-name="P5">4.INCREASE SALARY</text:p>
      <text:p text:style-name="P5">5.INSERT RECORD</text:p>
      <text:p text:style-name="P5"><text:soft-page-break/>Make a choice: 1</text:p>
      <text:p text:style-name="P1"><text:span text:style-name="T1">Enter employee code: </text:span><text:span text:style-name="T5">411</text:span></text:p>
      <text:p text:style-name="P1"><text:span text:style-name="T1">Enter name: </text:span><text:span text:style-name="T5">Siddhi</text:span></text:p>
      <text:p text:style-name="P1"><text:span text:style-name="T1">Enter Designation: </text:span><text:span text:style-name="T5">A</text:span></text:p>
      <text:p text:style-name="P1"><text:span text:style-name="T1">Enter salary: </text:span><text:span text:style-name="T5">78000</text:span></text:p>
      <text:p text:style-name="P5">Record added sucessfully.</text:p>
      <text:p text:style-name="P5">Do you want to continue ? : y</text:p>
      <text:p text:style-name="P5">ENTER CHOICE</text:p>
      <text:p text:style-name="P5">1.ADD AN EMPLOYEE</text:p>
      <text:p text:style-name="P5">2.DISPLAY</text:p>
      <text:p text:style-name="P5">3.SEARCH</text:p>
      <text:p text:style-name="P5">4.INCREASE SALARY</text:p>
      <text:p text:style-name="P5">5.INSERT RECORD</text:p>
      <text:p text:style-name="P5">Make a choice: 2</text:p>
      <text:p text:style-name="P5">233 Sakshi<text:tab/>56000</text:p>
      <text:p text:style-name="P5">411 Siddhi<text:tab/>78000</text:p>
      <text:p text:style-name="P5">Do you want to continue ? : y</text:p>
      <text:p text:style-name="P5">ENTER CHOICE</text:p>
      <text:p text:style-name="P5">1.ADD AN EMPLOYEE</text:p>
      <text:p text:style-name="P5">2.DISPLAY</text:p>
      <text:p text:style-name="P5">3.SEARCH</text:p>
      <text:p text:style-name="P5">4.INCREASE SALARY</text:p>
      <text:p text:style-name="P5">5.INSERT RECORD</text:p>
      <text:p text:style-name="P5">Make a choice: 3</text:p>
      <text:p text:style-name="P1"><text:span text:style-name="T1">Enter employee code: </text:span><text:span text:style-name="T5">411</text:span></text:p>
      <text:p text:style-name="P5">RECORD FOUND</text:p>
      <text:p text:style-name="P5">411 Siddhi<text:tab/>78000</text:p>
      <text:p text:style-name="P5">Do you want to continue ? : y</text:p>
      <text:p text:style-name="P5">ENTER CHOICE</text:p>
      <text:p text:style-name="P5">1.ADD AN EMPLOYEE</text:p>
      <text:p text:style-name="P5">2.DISPLAY</text:p>
      <text:p text:style-name="P5">3.SEARCH</text:p>
      <text:p text:style-name="P5">4.INCREASE SALARY</text:p>
      <text:p text:style-name="P5">5.INSERT RECORD</text:p>
      <text:p text:style-name="P5">Make a choice: 4</text:p>
      <text:p text:style-name="P5">enter employee code </text:p>
      <text:p text:style-name="P6">233</text:p>
      <text:p text:style-name="P1"><text:span text:style-name="T1">Salary hike? </text:span><text:span text:style-name="T5">15000</text:span></text:p>
      <text:p text:style-name="P5">Salary updated successfully.</text:p>
      <text:p text:style-name="P5">Do you want to continue ? : y</text:p>
      <text:p text:style-name="P5">ENTER CHOICE</text:p>
      <text:p text:style-name="P5">1.ADD AN EMPLOYEE</text:p>
      <text:p text:style-name="P5">2.DISPLAY</text:p>
      <text:p text:style-name="P5">3.SEARCH</text:p>
      <text:p text:style-name="P5">4.INCREASE SALARY</text:p>
      <text:p text:style-name="P5">5.INSERT RECORD</text:p>
      <text:p text:style-name="P5">Make a choice: 5</text:p>
      <text:p text:style-name="P1"><text:span text:style-name="T1">Enter employee code: </text:span><text:span text:style-name="T5">344</text:span></text:p>
      <text:p text:style-name="P1"><text:span text:style-name="T1">Enter name: </text:span><text:span text:style-name="T5">Vaishnavi</text:span></text:p>
      <text:p text:style-name="P1"><text:span text:style-name="T1">Enter Designation: </text:span><text:span text:style-name="T5">B</text:span></text:p>
      <text:p text:style-name="P1"><text:span text:style-name="T1">Enter salary: </text:span><text:span text:style-name="T5">60000</text:span></text:p>
      <text:p text:style-name="P5">Record inserted successfully.</text:p>
      <text:p text:style-name="P7">Do you want to continue ? : 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3T12:41:13.013641848</meta:creation-date>
    <dc:date>2024-04-03T12:48:05.197781505</dc:date>
    <meta:editing-duration>PT4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254" meta:word-count="517" meta:character-count="5239" meta:non-whitespace-character-count="3891"/>
  </office:meta>
</office:document-meta>
</file>